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ddf" officeooo:paragraph-rsid="0006fddf"/>
    </style:style>
    <style:style style:name="P2" style:family="paragraph" style:parent-style-name="Standard">
      <style:text-properties officeooo:rsid="00104ae7" officeooo:paragraph-rsid="00104ae7"/>
    </style:style>
    <style:style style:name="P3" style:family="paragraph" style:parent-style-name="Standard">
      <style:text-properties officeooo:rsid="0011e51a" officeooo:paragraph-rsid="0011e51a"/>
    </style:style>
    <style:style style:name="P4" style:family="paragraph" style:parent-style-name="Standard">
      <style:text-properties officeooo:rsid="0011e51a" officeooo:paragraph-rsid="0011e51a"/>
    </style:style>
    <style:style style:name="P5" style:family="paragraph" style:parent-style-name="Standard">
      <style:text-properties officeooo:rsid="0015c5e6" officeooo:paragraph-rsid="0015c5e6"/>
    </style:style>
    <style:style style:name="P6" style:family="paragraph" style:parent-style-name="Standard">
      <style:text-properties officeooo:rsid="0018acb6" officeooo:paragraph-rsid="0018acb6"/>
    </style:style>
    <style:style style:name="P7" style:family="paragraph" style:parent-style-name="Standard">
      <style:text-properties officeooo:rsid="001a6fb6" officeooo:paragraph-rsid="001a6fb6"/>
    </style:style>
    <style:style style:name="P8" style:family="paragraph" style:parent-style-name="Standard">
      <style:text-properties officeooo:rsid="001d8ded" officeooo:paragraph-rsid="001d8ded"/>
    </style:style>
    <style:style style:name="P9" style:family="paragraph" style:parent-style-name="Standard">
      <style:text-properties officeooo:rsid="001da873" officeooo:paragraph-rsid="001da873"/>
    </style:style>
    <style:style style:name="P10" style:family="paragraph" style:parent-style-name="Standard">
      <style:text-properties officeooo:rsid="001f63d0" officeooo:paragraph-rsid="001f63d0"/>
    </style:style>
    <style:style style:name="P11" style:family="paragraph" style:parent-style-name="Standard">
      <style:text-properties officeooo:rsid="0015e4bd" officeooo:paragraph-rsid="001f63d0"/>
    </style:style>
    <style:style style:name="T1" style:family="text">
      <style:text-properties officeooo:rsid="00142316"/>
    </style:style>
    <style:style style:name="T2" style:family="text">
      <style:text-properties officeooo:rsid="001a6fb6"/>
    </style:style>
    <style:style style:name="T3" style:family="text">
      <style:text-properties fo:color="#ce181e"/>
    </style:style>
    <style:style style:name="T4" style:family="text">
      <style:text-properties officeooo:rsid="001f63d0"/>
    </style:style>
    <style:style style:name="T5" style:family="text">
      <style:text-properties officeooo:rsid="0017e1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9"/>Exercises </text:p>
      <text:p text:style-name="P2"><text:span text:style-name="T1">4.1) </text:span>run the program on your system and see what numbers you get. Run the program more than once ans see what numbers you get.</text:p>
      <text:p text:style-name="P2">import random</text:p>
      <text:p text:style-name="P2">for i in range(10):</text:p>
      <text:p text:style-name="P2">x = random.random()</text:p>
      <text:p text:style-name="P2">print x</text:p>
      <text:p text:style-name="P3">R: on E4_1.py</text:p>
      <text:p text:style-name="P3"/>
      <text:p text:style-name="P5">4.2) Move the last line of this program to the top, só the function call appears before the definitions. Run this program and see what error message you get.</text:p>
      <text:p text:style-name="P5"><text:span text:style-name="T2">R</text:span>: on E4_2.py</text:p>
      <text:p text:style-name="P5"/>
      <text:p text:style-name="P6">4.3) Move the function call back to the bottom and move the definition of print_lyrics after the definition of repeat_lyrics. What happens when you run this program?</text:p>
      <text:p text:style-name="P7">R: on file E4_3.py</text:p>
      <text:p text:style-name="P7"/>
      <text:p text:style-name="P8">4.4) what is the purpose of the ‘def’ Keyword inpython?</text:p>
      <text:p text:style-name="P8">a) it is slang that means “the following code is really cool”</text:p>
      <text:p text:style-name="P8">b) it indicates the start of a function</text:p>
      <text:p text:style-name="P8">c) it indicates that the following indented section of code is to be stored for later</text:p>
      <text:p text:style-name="P8"><text:span text:style-name="T3">d)</text:span> b and c are both true</text:p>
      <text:p text:style-name="P8">c) none of the above</text:p>
      <text:p text:style-name="P8"/>
      <text:p text:style-name="P9">4.5) What will the following Python program print out?</text:p>
      <text:p text:style-name="P9">def fred():</text:p>
      <text:p text:style-name="P9"><text:tab/>print(‘Zap’)</text:p>
      <text:p text:style-name="P9">def jane():</text:p>
      <text:p text:style-name="P9"><text:tab/>print(“ABC”)</text:p>
      <text:p text:style-name="P9">jane()</text:p>
      <text:p text:style-name="P9">fref()</text:p>
      <text:p text:style-name="P9">jane()</text:p>
      <text:p text:style-name="P9"/>
      <text:p text:style-name="P9">a)Zap ABC jane fred janeiro</text:p>
      <text:p text:style-name="P9">b)Zap ABC Zap</text:p>
      <text:p text:style-name="P9">c)ABC Zap janeiro</text:p>
      <text:p text:style-name="P9"><text:span text:style-name="T3">d)</text:span>ABC Zap ABC</text:p>
      <text:p text:style-name="P9">e)ZAP ZAP ZAP</text:p>
      <text:p text:style-name="P9"/>
      <text:p text:style-name="P9">4.6) Rewrite you pay computation with time- and-a-hald for overtime and create a function called computepay which takes two parameters (hours and rate).</text:p>
      <text:p text:style-name="P9"/>
      <text:p text:style-name="P9">R: on E4_6.py</text:p>
      <text:p text:style-name="P9"/>
      <text:p text:style-name="P10">4.7) Rewrite the grad program from the previous chapter using a function called computegrade that takes a score as its parameter and returns a grade as a string.</text:p>
      <text:p text:style-name="P11"><text:s text:c="2"/>Score <text:s text:c="9"/>Grade</text:p>
      <text:p text:style-name="P11">&gt;= 0.9<text:tab/><text:tab/>A</text:p>
      <text:p text:style-name="P11">&gt;= 0.8<text:tab/><text:tab/><text:span text:style-name="T5">B</text:span></text:p>
      <text:p text:style-name="P11">&gt;= 0.7<text:tab/><text:tab/><text:span text:style-name="T5">C</text:span></text:p>
      <text:p text:style-name="P11">&gt;= 0.6<text:tab/><text:tab/><text:span text:style-name="T5">D</text:span></text:p>
      <text:p text:style-name="P11">&lt; 0.6<text:tab/><text:tab/><text:span text:style-name="T5">F</text:span></text:p>
      <text:p text:style-name="P11"><text:soft-page-break/><text:span text:style-name="T4">R: on E4_7.py</text:span></text:p>
      <text:p text:style-name="P11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9:37:23.262965750</meta:creation-date>
    <dc:date>2021-08-10T16:26:05.529922545</dc:date>
    <meta:editing-duration>PT2H58M44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2" meta:paragraph-count="41" meta:word-count="270" meta:character-count="1532" meta:non-whitespace-character-count="1203"/>
  </office:meta>
</office:document-meta>
</file>